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04f0d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officeooo:paragraph-rsid="001333b2"/>
    </style:style>
    <style:style style:name="P3" style:family="paragraph" style:parent-style-name="Heading_20_1">
      <style:paragraph-properties fo:margin-top="0in" fo:margin-bottom="0in" style:contextual-spacing="false" fo:break-before="page"/>
      <style:text-properties officeooo:paragraph-rsid="0014c8e9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1">
      <style:paragraph-properties fo:padding="0in" fo:border="non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1b026"/>
    </style:style>
    <style:style style:name="P11" style:family="paragraph" style:parent-style-name="Text_20_body" style:master-page-name="">
      <loext:graphic-properties draw:fill="none"/>
      <style:paragraph-properties fo:margin-left="0.1598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1b026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333b2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officeooo:rsid="0011b026"/>
    </style:style>
    <style:style style:name="T4" style:family="text">
      <style:text-properties officeooo:rsid="0012f8f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508. Range Sum of Sorted Subarray Sums</text:h>
      <text:p text:style-name="P6">You are given the array <text:span text:style-name="Source_20_Text"><text:span text:style-name="T2">nums</text:span></text:span> consisting of <text:span text:style-name="Source_20_Text"><text:span text:style-name="T2">n</text:span></text:span> positive integers. You computed the sum of all non-empty continuous subarrays from the array and then sorted them in non-decreasing order, creating a new array of <text:span text:style-name="Source_20_Text"><text:span text:style-name="T2">n * (n + 1) / 2</text:span></text:span> numbers.</text:p>
      <text:p text:style-name="P6"><text:span text:style-name="Emphasis"><text:span text:style-name="T1">Return the sum of the numbers from index </text:span></text:span><text:span text:style-name="Source_20_Text"><text:span text:style-name="T2">left</text:span></text:span><text:span text:style-name="Emphasis"><text:span text:style-name="T1"> to index </text:span></text:span><text:span text:style-name="Source_20_Text"><text:span text:style-name="T2">right</text:span></text:span> (<text:span text:style-name="Strong_20_Emphasis"><text:span text:style-name="T1">indexed from 1</text:span></text:span>)<text:span text:style-name="Emphasis"><text:span text:style-name="T1">, inclusive, in the new array. </text:span></text:span>Since the answer can be a huge number return it modulo <text:span text:style-name="Source_20_Text"><text:span text:style-name="T2">10</text:span></text:span><text:span text:style-name="Source_20_Text"><text:span text:style-name="T1">9</text:span></text:span><text:span text:style-name="Source_20_Text"><text:span text:style-name="T2"> + 7</text:span></text:span>.</text:p>
      <text:p text:style-name="P6"> </text:p>
      <text:p text:style-name="P6"><text:span text:style-name="Strong_20_Emphasis"><text:span text:style-name="T1">Example 1:</text:span></text:span></text:p>
      <text:p text:style-name="P5"><text:span text:style-name="Strong_20_Emphasis"><text:span text:style-name="T1">Input:</text:span></text:span> nums = [1,2,3,4], n = 4, left = 1, right = 5</text:p>
      <text:p text:style-name="P5"><text:span text:style-name="Strong_20_Emphasis"><text:span text:style-name="T1">Output:</text:span></text:span> 13 </text:p>
      <text:p text:style-name="P4"><text:span text:style-name="Strong_20_Emphasis"><text:span text:style-name="T1">Explanation:</text:span></text:span> All subarray sums are 1, 3, 6, 10, 2, 5, 9, 3, 7, 4. After sorting them in non-decreasing order we have the new array [1, 2, 3, 3, 4, 5, 6, 7, 9, 10]. The sum of the numbers from index le = 1 to ri = 5 is 1 + 2 + 3 + 3 + 4 = 13. </text:p>
      <text:p text:style-name="P6"><text:span text:style-name="Strong_20_Emphasis"><text:span text:style-name="T1">Example 2:</text:span></text:span></text:p>
      <text:p text:style-name="P5"><text:span text:style-name="Strong_20_Emphasis"><text:span text:style-name="T1">Input:</text:span></text:span> nums = [1,2,3,4], n = 4, left = 3, right = 4</text:p>
      <text:p text:style-name="P5"><text:span text:style-name="Strong_20_Emphasis"><text:span text:style-name="T1">Output:</text:span></text:span> 6</text:p>
      <text:p text:style-name="P4"><text:span text:style-name="Strong_20_Emphasis"><text:span text:style-name="T1">Explanation:</text:span></text:span> The given array is the same as example 1. We have the new array [1, 2, 3, 3, 4, 5, 6, 7, 9, 10]. The sum of the numbers from index le = 3 to ri = 4 is 3 + 3 = 6.</text:p>
      <text:p text:style-name="P6"><text:span text:style-name="Strong_20_Emphasis"><text:span text:style-name="T1">Example 3:</text:span></text:span></text:p>
      <text:p text:style-name="P5"><text:span text:style-name="Strong_20_Emphasis"><text:span text:style-name="T1">Input:</text:span></text:span> nums = [1,2,3,4], n = 4, left = 1, right = 10</text:p>
      <text:p text:style-name="P4"><text:span text:style-name="Strong_20_Emphasis"><text:span text:style-name="T1">Output:</text:span></text:span> 50</text:p>
      <text:p text:style-name="P6"> </text:p>
      <text:p text:style-name="P6"><text:span text:style-name="Strong_20_Emphasis"><text:span text:style-name="T1">Constraints:</text:span></text:span></text:p>
      <text:list xml:id="list3836769818" text:style-name="L1">
        <text:list-item>
          <text:p text:style-name="P7"><text:span text:style-name="Source_20_Text"><text:span text:style-name="T2">n == nums.length</text:span></text:span></text:p>
        </text:list-item>
        <text:list-item>
          <text:p text:style-name="P7"><text:span text:style-name="Source_20_Text"><text:span text:style-name="T2">1 &lt;= nums.length &lt;= 1000</text:span></text:span></text:p>
        </text:list-item>
        <text:list-item>
          <text:p text:style-name="P7"><text:span text:style-name="Source_20_Text"><text:span text:style-name="T2">1 &lt;= nums[i] &lt;= 100</text:span></text:span></text:p>
        </text:list-item>
        <text:list-item>
          <text:p text:style-name="P8"><text:span text:style-name="Source_20_Text"><text:span text:style-name="T2">1 &lt;= left &lt;= right &lt;= n * (n + 1) / 2</text:span></text:span></text:p>
        </text:list-item>
      </text:list>
      <text:p text:style-name="Text_20_body"/>
      <text:h text:style-name="P1" text:outline-level="1">Range Sum of Sorted Subarray Sums</text:h>
      <text:p text:style-name="P9">/*</text:p>
      <text:p text:style-name="P10"><text:s text:c="4"/><text:span text:style-name="T3">Brute force </text:span><text:span text:style-name="T4">(preprocessing)</text:span></text:p>
      <text:p text:style-name="P11">Time complexity:O(n+n+n^2+nlogn+n)=O(n^2+nlogn+3n)=O(n^2)</text:p>
      <text:p text:style-name="P9"><text:s text:c="4"/>Space complexity: O(n+n+logn)=O(2n+logn)=O(n)</text:p>
      <text:p text:style-name="P9">*/</text:p>
      <text:p text:style-name="P9">class Solution {</text:p>
      <text:p text:style-name="P9">public:</text:p>
      <text:p text:style-name="P9"><text:s text:c="4"/>int rangeSum(std::vector&lt;int&gt;&amp; nums, int n, int left, int right) {</text:p>
      <text:p text:style-name="P9"><text:s text:c="8"/>int MOD=1'000'000'007;</text:p>
      <text:p text:style-name="P9"><text:s text:c="8"/>std::vector&lt;int&gt; prefix_sum(n+1,0);</text:p>
      <text:p text:style-name="P9"><text:s text:c="8"/>for(int i=1;i&lt;=n;++i) prefix_sum[i]=prefix_sum[i-1]+nums[i-1];</text:p>
      <text:p text:style-name="P9"><text:s text:c="8"/></text:p>
      <text:p text:style-name="P9"><text:s text:c="8"/>std::vector&lt;int&gt; sums;</text:p>
      <text:p text:style-name="P9"><text:s text:c="8"/>for(int i=0;i&lt;=n;++i){</text:p>
      <text:p text:style-name="P9"><text:s text:c="12"/>for(int j=i+1;j&lt;=n;++j){</text:p>
      <text:p text:style-name="P9"><text:s text:c="16"/>sums.push_back(prefix_sum[j]-prefix_sum[i]);</text:p>
      <text:p text:style-name="P9"><text:s text:c="12"/>}</text:p>
      <text:p text:style-name="P9"><text:s text:c="8"/>}</text:p>
      <text:p text:style-name="P9"><text:s text:c="8"/></text:p>
      <text:p text:style-name="P9"><text:s text:c="8"/>std::sort(sums.begin(),sums.end());</text:p>
      <text:p text:style-name="P9"/>
      <text:p text:style-name="P9"><text:s text:c="8"/>int s=0;</text:p>
      <text:p text:style-name="P9"><text:s text:c="8"/>left--;</text:p>
      <text:p text:style-name="P9"><text:s text:c="8"/>right--;</text:p>
      <text:p text:style-name="P9"><text:s text:c="8"/>for(int i=left;i&lt;=right;++i) s=(s%MOD+sums[i]);</text:p>
      <text:p text:style-name="P9"><text:s text:c="8"/>return s;</text:p>
      <text:p text:style-name="P9"><text:s text:c="4"/>}</text:p>
      <text:p text:style-name="P9">};</text:p>
      <text:h text:style-name="P2" text:outline-level="1">Range Sum of Sorted Subarray Sums</text:h>
      <text:p text:style-name="P9">/*</text:p>
      <text:p text:style-name="P12"><text:s text:c="4"/><text:span text:style-name="T3">Brute force</text:span></text:p>
      <text:p text:style-name="P9"><text:s text:c="4"/>Time complexity:O(n^2+nlogn+n)=O(n^2+nlogn+n)=O(n^2)</text:p>
      <text:p text:style-name="P9"><text:s text:c="4"/>Space complexity: O(n+logn)=O(n+logn)=O(n)</text:p>
      <text:p text:style-name="P9">*/</text:p>
      <text:p text:style-name="P9">class Solution {</text:p>
      <text:p text:style-name="P9">public:</text:p>
      <text:p text:style-name="P9"><text:s text:c="4"/>int rangeSum(std::vector&lt;int&gt;&amp; nums, int n, int left, int right) {</text:p>
      <text:p text:style-name="P9"><text:s text:c="8"/>int MOD=1'000'000'007;</text:p>
      <text:p text:style-name="P9"><text:s text:c="8"/>std::vector&lt;int&gt; sums;</text:p>
      <text:p text:style-name="P9"><text:s text:c="8"/>for(int i=0;i&lt;n;++i){</text:p>
      <text:p text:style-name="P9"><text:s text:c="12"/>int s=0;</text:p>
      <text:p text:style-name="P9"><text:s text:c="12"/>for(int j=i;j&lt;n;++j){</text:p>
      <text:p text:style-name="P9"><text:s text:c="16"/>s+=nums[j];</text:p>
      <text:p text:style-name="P9"><text:s text:c="16"/>sums.push_back(s);</text:p>
      <text:p text:style-name="P9"><text:s text:c="12"/>}</text:p>
      <text:p text:style-name="P9"><text:s text:c="8"/>}</text:p>
      <text:p text:style-name="P9"><text:s text:c="8"/></text:p>
      <text:p text:style-name="P9"><text:s text:c="8"/>std::sort(sums.begin(),sums.end());</text:p>
      <text:p text:style-name="P9"/>
      <text:p text:style-name="P9"><text:s text:c="8"/>int s=0;</text:p>
      <text:p text:style-name="P9"><text:s text:c="8"/>left--;</text:p>
      <text:p text:style-name="P9"><text:s text:c="8"/>right--;</text:p>
      <text:p text:style-name="P9"><text:s text:c="8"/>for(int i=left;i&lt;=right;++i) s=s%MOD+sums[i];</text:p>
      <text:p text:style-name="P9"><text:s text:c="8"/></text:p>
      <text:p text:style-name="P9"><text:s text:c="8"/>return s;</text:p>
      <text:p text:style-name="P9"><text:s text:c="4"/>}</text:p>
      <text:p text:style-name="P9">};</text:p>
      <text:h text:style-name="P3" text:outline-level="1">Range Sum of Sorted Subarray Sums</text:h>
      <text:p text:style-name="P9">/* <text:s/></text:p>
      <text:p text:style-name="P9"><text:s text:c="4"/>min heap</text:p>
      <text:p text:style-name="P9"><text:s text:c="4"/>Time complexity:O(nlogn)</text:p>
      <text:p text:style-name="P9"><text:s text:c="4"/>Space complexity: O(n)</text:p>
      <text:p text:style-name="P9">*/</text:p>
      <text:p text:style-name="P9">typedef std::pair&lt;int,int&gt; ii;</text:p>
      <text:p text:style-name="P9">typedef std::vector&lt;ii&gt; vii;</text:p>
      <text:p text:style-name="P9"/>
      <text:p text:style-name="P9">class Solution {</text:p>
      <text:p text:style-name="P9"><text:s text:c="4"/>public:</text:p>
      <text:p text:style-name="P9"><text:s text:c="8"/>int rangeSum(std::vector&lt;int&gt;&amp; nums, int n, int left, int right) {</text:p>
      <text:p text:style-name="P9"><text:s text:c="12"/>int MOD=1'000'000'007;</text:p>
      <text:p text:style-name="P9"/>
      <text:p text:style-name="P9"><text:s text:c="12"/>std::priority_queue&lt;ii,vii,std::greater&lt;ii&gt;&gt; min_heap;</text:p>
      <text:p text:style-name="P9"/>
      <text:p text:style-name="P9"><text:s text:c="12"/>for(int i=0;i&lt;n;++i) min_heap.push({nums[i],i});</text:p>
      <text:p text:style-name="P9"/>
      <text:p text:style-name="P9"><text:s text:c="12"/>int s=0;</text:p>
      <text:p text:style-name="P9"><text:s text:c="12"/>for(int i=0;i&lt;right;++i){</text:p>
      <text:p text:style-name="P9"><text:s text:c="16"/>auto [e,index]=min_heap.top();</text:p>
      <text:p text:style-name="P9"><text:s text:c="16"/>min_heap.pop();</text:p>
      <text:p text:style-name="P9"><text:s text:c="16"/>if(i&gt;=left-1) s=(s+e)%MOD;</text:p>
      <text:p text:style-name="P9"><text:s text:c="16"/>if(index+1&lt;n) min_heap.push({e+nums[index+1],index+1});</text:p>
      <text:p text:style-name="P9"><text:s text:c="12"/>}</text:p>
      <text:p text:style-name="P9"><text:s text:c="12"/>return s;</text:p>
      <text:p text:style-name="P9"><text:s text:c="8"/>}</text:p>
      <text:p text:style-name="P9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07:24:21.857910345</meta:creation-date>
    <dc:date>2024-08-04T10:04:39.281666832</dc:date>
    <meta:editing-duration>PT29M5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02" meta:word-count="449" meta:character-count="3332" meta:non-whitespace-character-count="2448"/>
  </office:meta>
</office:document-meta>
</file>